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Lista de Tarefas</text:span></text:p>
      <text:p text:style-name="P2">Sistema XYZ - <text:s/>SIGMEL – versão 000</text:p>
      <text:p text:style-name="P2"></text:p>
      <text:p text:style-name="P3">O conteúdo deste documento é o mesmo das duas primeiras colunas da planilha do observador (Doc 6). Entregue-o ao usuário no início do teste e não precisa repetir a ordem das tarefas ao longo do test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briel Silva</meta:initial-creator>
    <meta:creation-date>2010-06-01T20:20:33</meta:creation-date>
    <meta:document-statistic meta:table-count="0" meta:image-count="0" meta:object-count="0" meta:page-count="1" meta:paragraph-count="4" meta:word-count="46" meta:character-count="252"/>
    <dc:date>2010-06-01T20:23:23</dc:date>
    <dc:creator>Gabriel Silva</dc:creator>
    <meta:editing-duration>PT00H02M52S</meta:editing-duration>
    <meta:editing-cycles>1</meta:editing-cycles>
    <meta:generator>BrOffice.org/3.2$Linux OpenOffice.org_project/320m12$Build-9483</meta:generator>
  </office:meta>
</office:document-meta>
</file>